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0_de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4.4338" calcext:value-type="float">
            <text:p>14.4338</text:p>
          </table:table-cell>
          <table:table-cell office:value-type="float" office:value="0" calcext:value-type="float">
            <text:p>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24.9743" calcext:value-type="float">
            <text:p>-24.9743</text:p>
          </table:table-cell>
          <table:table-cell office:value-type="float" office:value="14.4189" calcext:value-type="float">
            <text:p>14.4189</text:p>
          </table:table-cell>
          <table:table-cell office:value-type="float" office:value="0.5394" calcext:value-type="float">
            <text:p>0.5394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5.3937" calcext:value-type="float">
            <text:p>5.3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-24.8817" calcext:value-type="float">
            <text:p>-24.8817</text:p>
          </table:table-cell>
          <table:table-cell office:value-type="float" office:value="14.3655" calcext:value-type="float">
            <text:p>14.3655</text:p>
          </table:table-cell>
          <table:table-cell office:value-type="float" office:value="1.1572" calcext:value-type="float">
            <text:p>1.1572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1.5718" calcext:value-type="float">
            <text:p>11.5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-24.7264" calcext:value-type="float">
            <text:p>-24.7264</text:p>
          </table:table-cell>
          <table:table-cell office:value-type="float" office:value="14.2758" calcext:value-type="float">
            <text:p>14.2758</text:p>
          </table:table-cell>
          <table:table-cell office:value-type="float" office:value="1.7603" calcext:value-type="float">
            <text:p>1.760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7.6029" calcext:value-type="float">
            <text:p>17.6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-24.5006" calcext:value-type="float">
            <text:p>-24.5006</text:p>
          </table:table-cell>
          <table:table-cell office:value-type="float" office:value="14.1454" calcext:value-type="float">
            <text:p>14.1454</text:p>
          </table:table-cell>
          <table:table-cell office:value-type="float" office:value="2.3781" calcext:value-type="float">
            <text:p>2.3781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3.7811" calcext:value-type="float">
            <text:p>23.7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24.2074" calcext:value-type="float">
            <text:p>-24.2074</text:p>
          </table:table-cell>
          <table:table-cell office:value-type="float" office:value="13.9761" calcext:value-type="float">
            <text:p>13.9761</text:p>
          </table:table-cell>
          <table:table-cell office:value-type="float" office:value="2.9959" calcext:value-type="float">
            <text:p>2.995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9.9593" calcext:value-type="float">
            <text:p>29.9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-23.853" calcext:value-type="float">
            <text:p>-23.853</text:p>
          </table:table-cell>
          <table:table-cell office:value-type="float" office:value="13.7715" calcext:value-type="float">
            <text:p>13.7715</text:p>
          </table:table-cell>
          <table:table-cell office:value-type="float" office:value="3.6039" calcext:value-type="float">
            <text:p>3.603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36.0394" calcext:value-type="float">
            <text:p>36.0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23.4297" calcext:value-type="float">
            <text:p>-23.4297</text:p>
          </table:table-cell>
          <table:table-cell office:value-type="float" office:value="13.5271" calcext:value-type="float">
            <text:p>13.5271</text:p>
          </table:table-cell>
          <table:table-cell office:value-type="float" office:value="4.2169" calcext:value-type="float">
            <text:p>4.216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42.1686" calcext:value-type="float">
            <text:p>42.1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-22.94" calcext:value-type="float">
            <text:p>-22.94</text:p>
          </table:table-cell>
          <table:table-cell office:value-type="float" office:value="13.2444" calcext:value-type="float">
            <text:p>13.2444</text:p>
          </table:table-cell>
          <table:table-cell office:value-type="float" office:value="4.8298" calcext:value-type="float">
            <text:p>4.829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48.2978" calcext:value-type="float">
            <text:p>48.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22.384" calcext:value-type="float">
            <text:p>-22.384</text:p>
          </table:table-cell>
          <table:table-cell office:value-type="float" office:value="12.9234" calcext:value-type="float">
            <text:p>12.9234</text:p>
          </table:table-cell>
          <table:table-cell office:value-type="float" office:value="5.4427" calcext:value-type="float">
            <text:p>5.4427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54.4269" calcext:value-type="float">
            <text:p>54.4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-21.7564" calcext:value-type="float">
            <text:p>-21.7564</text:p>
          </table:table-cell>
          <table:table-cell office:value-type="float" office:value="12.5611" calcext:value-type="float">
            <text:p>12.5611</text:p>
          </table:table-cell>
          <table:table-cell office:value-type="float" office:value="6.0605" calcext:value-type="float">
            <text:p>6.0605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60.6051" calcext:value-type="float">
            <text:p>60.6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12.1698" calcext:value-type="float">
            <text:p>12.1698</text:p>
          </table:table-cell>
          <table:table-cell office:value-type="float" office:value="6.6636" calcext:value-type="float">
            <text:p>6.663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66.6362" calcext:value-type="float">
            <text:p>66.6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-20.3179" calcext:value-type="float">
            <text:p>-20.3179</text:p>
          </table:table-cell>
          <table:table-cell office:value-type="float" office:value="11.7305" calcext:value-type="float">
            <text:p>11.7305</text:p>
          </table:table-cell>
          <table:table-cell office:value-type="float" office:value="7.2814" calcext:value-type="float">
            <text:p>7.2814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72.8144" calcext:value-type="float">
            <text:p>72.8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-19.4828" calcext:value-type="float">
            <text:p>-19.4828</text:p>
          </table:table-cell>
          <table:table-cell office:value-type="float" office:value="11.2484" calcext:value-type="float">
            <text:p>11.2484</text:p>
          </table:table-cell>
          <table:table-cell office:value-type="float" office:value="7.9042" calcext:value-type="float">
            <text:p>7.9042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79.0416" calcext:value-type="float">
            <text:p>79.0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-18.6087" calcext:value-type="float">
            <text:p>-18.6087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5073" calcext:value-type="float">
            <text:p>8.507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85.0727" calcext:value-type="float">
            <text:p>85.0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-17.6467" calcext:value-type="float">
            <text:p>-17.6467</text:p>
          </table:table-cell>
          <table:table-cell office:value-type="float" office:value="10.1883" calcext:value-type="float">
            <text:p>10.1883</text:p>
          </table:table-cell>
          <table:table-cell office:value-type="float" office:value="9.1251" calcext:value-type="float">
            <text:p>9.1251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91.2509" calcext:value-type="float">
            <text:p>91.2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-16.6257" calcext:value-type="float">
            <text:p>-16.6257</text:p>
          </table:table-cell>
          <table:table-cell office:value-type="float" office:value="9.5988" calcext:value-type="float">
            <text:p>9.5988</text:p>
          </table:table-cell>
          <table:table-cell office:value-type="float" office:value="9.738" calcext:value-type="float">
            <text:p>9.73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97.38" calcext:value-type="float">
            <text:p>97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-15.5383" calcext:value-type="float">
            <text:p>-15.5383</text:p>
          </table:table-cell>
          <table:table-cell office:value-type="float" office:value="8.9711" calcext:value-type="float">
            <text:p>8.9711</text:p>
          </table:table-cell>
          <table:table-cell office:value-type="float" office:value="10.3509" calcext:value-type="float">
            <text:p>10.350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03.5092" calcext:value-type="float">
            <text:p>103.5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-14.3941" calcext:value-type="float">
            <text:p>-14.3941</text:p>
          </table:table-cell>
          <table:table-cell office:value-type="float" office:value="8.3105" calcext:value-type="float">
            <text:p>8.3105</text:p>
          </table:table-cell>
          <table:table-cell office:value-type="float" office:value="10.9589" calcext:value-type="float">
            <text:p>10.958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09.5893" calcext:value-type="float">
            <text:p>109.5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13.1746" calcext:value-type="float">
            <text:p>-13.1746</text:p>
          </table:table-cell>
          <table:table-cell office:value-type="float" office:value="7.6064" calcext:value-type="float">
            <text:p>7.6064</text:p>
          </table:table-cell>
          <table:table-cell office:value-type="float" office:value="11.5718" calcext:value-type="float">
            <text:p>11.571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15.7185" calcext:value-type="float">
            <text:p>115.7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-11.8887" calcext:value-type="float">
            <text:p>-11.8887</text:p>
          </table:table-cell>
          <table:table-cell office:value-type="float" office:value="6.864" calcext:value-type="float">
            <text:p>6.864</text:p>
          </table:table-cell>
          <table:table-cell office:value-type="float" office:value="12.1848" calcext:value-type="float">
            <text:p>12.184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21.8476" calcext:value-type="float">
            <text:p>121.8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10.5365" calcext:value-type="float">
            <text:p>-10.5365</text:p>
          </table:table-cell>
          <table:table-cell office:value-type="float" office:value="6.0833" calcext:value-type="float">
            <text:p>6.0833</text:p>
          </table:table-cell>
          <table:table-cell office:value-type="float" office:value="12.7977" calcext:value-type="float">
            <text:p>12.7977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27.9768" calcext:value-type="float">
            <text:p>127.9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-9.1064" calcext:value-type="float">
            <text:p>-9.1064</text:p>
          </table:table-cell>
          <table:table-cell office:value-type="float" office:value="5.2576" calcext:value-type="float">
            <text:p>5.2576</text:p>
          </table:table-cell>
          <table:table-cell office:value-type="float" office:value="13.4155" calcext:value-type="float">
            <text:p>13.4155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34.155" calcext:value-type="float">
            <text:p>134.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-7.6452" calcext:value-type="float">
            <text:p>-7.6452</text:p>
          </table:table-cell>
          <table:table-cell office:value-type="float" office:value="4.414" calcext:value-type="float">
            <text:p>4.414</text:p>
          </table:table-cell>
          <table:table-cell office:value-type="float" office:value="14.0186" calcext:value-type="float">
            <text:p>14.018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40.1861" calcext:value-type="float">
            <text:p>140.1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-6.0691" calcext:value-type="float">
            <text:p>-6.0691</text:p>
          </table:table-cell>
          <table:table-cell office:value-type="float" office:value="3.504" calcext:value-type="float">
            <text:p>3.504</text:p>
          </table:table-cell>
          <table:table-cell office:value-type="float" office:value="14.6413" calcext:value-type="float">
            <text:p>14.641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46.4133" calcext:value-type="float">
            <text:p>146.4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9" calcext:value-type="float">
            <text:p>3.109</text:p>
          </table:table-cell>
          <table:table-cell office:value-type="float" office:value="-4.4774" calcext:value-type="float">
            <text:p>-4.4774</text:p>
          </table:table-cell>
          <table:table-cell office:value-type="float" office:value="2.585" calcext:value-type="float">
            <text:p>2.585</text:p>
          </table:table-cell>
          <table:table-cell office:value-type="float" office:value="15.2444" calcext:value-type="float">
            <text:p>15.2444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52.4444" calcext:value-type="float">
            <text:p>152.444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45_de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24.9647" calcext:value-type="float">
            <text:p>-24.9647</text:p>
          </table:table-cell>
          <table:table-cell office:value-type="float" office:value="24.9647" calcext:value-type="float">
            <text:p>24.9647</text:p>
          </table:table-cell>
          <table:table-cell office:value-type="float" office:value="0.8321" calcext:value-type="float">
            <text:p>0.832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8.3212" calcext:value-type="float">
            <text:p>8.3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-24.8393" calcext:value-type="float">
            <text:p>-24.8393</text:p>
          </table:table-cell>
          <table:table-cell office:value-type="float" office:value="24.8393" calcext:value-type="float">
            <text:p>24.8393</text:p>
          </table:table-cell>
          <table:table-cell office:value-type="float" office:value="1.7752" calcext:value-type="float">
            <text:p>1.7752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7.7519" calcext:value-type="float">
            <text:p>17.7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-24.6626" calcext:value-type="float">
            <text:p>-24.6626</text:p>
          </table:table-cell>
          <table:table-cell office:value-type="float" office:value="24.6626" calcext:value-type="float">
            <text:p>24.6626</text:p>
          </table:table-cell>
          <table:table-cell office:value-type="float" office:value="2.5726" calcext:value-type="float">
            <text:p>2.5726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25.7264" calcext:value-type="float">
            <text:p>25.7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24.3969" calcext:value-type="float">
            <text:p>-24.3969</text:p>
          </table:table-cell>
          <table:table-cell office:value-type="float" office:value="24.3969" calcext:value-type="float">
            <text:p>24.3969</text:p>
          </table:table-cell>
          <table:table-cell office:value-type="float" office:value="3.4394" calcext:value-type="float">
            <text:p>3.439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34.3944" calcext:value-type="float">
            <text:p>34.3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24.0576" calcext:value-type="float">
            <text:p>-24.0576</text:p>
          </table:table-cell>
          <table:table-cell office:value-type="float" office:value="24.0576" calcext:value-type="float">
            <text:p>24.0576</text:p>
          </table:table-cell>
          <table:table-cell office:value-type="float" office:value="4.2993" calcext:value-type="float">
            <text:p>4.2993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42.993" calcext:value-type="float">
            <text:p>42.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-23.6393" calcext:value-type="float">
            <text:p>-23.6393</text:p>
          </table:table-cell>
          <table:table-cell office:value-type="float" office:value="23.6393" calcext:value-type="float">
            <text:p>23.6393</text:p>
          </table:table-cell>
          <table:table-cell office:value-type="float" office:value="5.1661" calcext:value-type="float">
            <text:p>5.166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51.6609" calcext:value-type="float">
            <text:p>51.6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23.1443" calcext:value-type="float">
            <text:p>-23.1443</text:p>
          </table:table-cell>
          <table:table-cell office:value-type="float" office:value="23.1443" calcext:value-type="float">
            <text:p>23.1443</text:p>
          </table:table-cell>
          <table:table-cell office:value-type="float" office:value="6.0329" calcext:value-type="float">
            <text:p>6.0329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60.3288" calcext:value-type="float">
            <text:p>60.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-22.5777" calcext:value-type="float">
            <text:p>-22.5777</text:p>
          </table:table-cell>
          <table:table-cell office:value-type="float" office:value="22.5777" calcext:value-type="float">
            <text:p>22.5777</text:p>
          </table:table-cell>
          <table:table-cell office:value-type="float" office:value="6.8927" calcext:value-type="float">
            <text:p>6.8927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68.9274" calcext:value-type="float">
            <text:p>68.9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-21.9191" calcext:value-type="float">
            <text:p>-21.9191</text:p>
          </table:table-cell>
          <table:table-cell office:value-type="float" office:value="21.9191" calcext:value-type="float">
            <text:p>21.9191</text:p>
          </table:table-cell>
          <table:table-cell office:value-type="float" office:value="7.7734" calcext:value-type="float">
            <text:p>7.773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77.734" calcext:value-type="float">
            <text:p>77.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-21.1938" calcext:value-type="float">
            <text:p>-21.1938</text:p>
          </table:table-cell>
          <table:table-cell office:value-type="float" office:value="21.1938" calcext:value-type="float">
            <text:p>21.1938</text:p>
          </table:table-cell>
          <table:table-cell office:value-type="float" office:value="8.6402" calcext:value-type="float">
            <text:p>8.6402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86.402" calcext:value-type="float">
            <text:p>86.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-20.3985" calcext:value-type="float">
            <text:p>-20.3985</text:p>
          </table:table-cell>
          <table:table-cell office:value-type="float" office:value="20.3985" calcext:value-type="float">
            <text:p>20.3985</text:p>
          </table:table-cell>
          <table:table-cell office:value-type="float" office:value="9.5001" calcext:value-type="float">
            <text:p>9.500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95.0006" calcext:value-type="float">
            <text:p>95.0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-19.5278" calcext:value-type="float">
            <text:p>-19.5278</text:p>
          </table:table-cell>
          <table:table-cell office:value-type="float" office:value="19.5278" calcext:value-type="float">
            <text:p>19.5278</text:p>
          </table:table-cell>
          <table:table-cell office:value-type="float" office:value="10.3599" calcext:value-type="float">
            <text:p>10.3599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03.5992" calcext:value-type="float">
            <text:p>103.5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-18.5579" calcext:value-type="float">
            <text:p>-18.5579</text:p>
          </table:table-cell>
          <table:table-cell office:value-type="float" office:value="18.5579" calcext:value-type="float">
            <text:p>18.5579</text:p>
          </table:table-cell>
          <table:table-cell office:value-type="float" office:value="11.2406" calcext:value-type="float">
            <text:p>11.2406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12.4058" calcext:value-type="float">
            <text:p>112.4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-17.5432" calcext:value-type="float">
            <text:p>-17.5432</text:p>
          </table:table-cell>
          <table:table-cell office:value-type="float" office:value="17.5432" calcext:value-type="float">
            <text:p>17.5432</text:p>
          </table:table-cell>
          <table:table-cell office:value-type="float" office:value="12.0935" calcext:value-type="float">
            <text:p>12.0935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20.935" calcext:value-type="float">
            <text:p>120.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-16.4268" calcext:value-type="float">
            <text:p>-16.4268</text:p>
          </table:table-cell>
          <table:table-cell office:value-type="float" office:value="16.4268" calcext:value-type="float">
            <text:p>16.4268</text:p>
          </table:table-cell>
          <table:table-cell office:value-type="float" office:value="12.9672" calcext:value-type="float">
            <text:p>12.9672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29.6723" calcext:value-type="float">
            <text:p>129.6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-15.2423" calcext:value-type="float">
            <text:p>-15.2423</text:p>
          </table:table-cell>
          <table:table-cell office:value-type="float" office:value="15.2423" calcext:value-type="float">
            <text:p>15.2423</text:p>
          </table:table-cell>
          <table:table-cell office:value-type="float" office:value="13.834" calcext:value-type="float">
            <text:p>13.83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38.3403" calcext:value-type="float">
            <text:p>138.3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13.9812" calcext:value-type="float">
            <text:p>-13.9812</text:p>
          </table:table-cell>
          <table:table-cell office:value-type="float" office:value="13.9812" calcext:value-type="float">
            <text:p>13.9812</text:p>
          </table:table-cell>
          <table:table-cell office:value-type="float" office:value="14.7008" calcext:value-type="float">
            <text:p>14.7008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47.0082" calcext:value-type="float">
            <text:p>147.0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-12.6436" calcext:value-type="float">
            <text:p>-12.6436</text:p>
          </table:table-cell>
          <table:table-cell office:value-type="float" office:value="12.6436" calcext:value-type="float">
            <text:p>12.6436</text:p>
          </table:table-cell>
          <table:table-cell office:value-type="float" office:value="15.5676" calcext:value-type="float">
            <text:p>15.5676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55.6761" calcext:value-type="float">
            <text:p>155.6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11.2293" calcext:value-type="float">
            <text:p>-11.2293</text:p>
          </table:table-cell>
          <table:table-cell office:value-type="float" office:value="11.2293" calcext:value-type="float">
            <text:p>11.2293</text:p>
          </table:table-cell>
          <table:table-cell office:value-type="float" office:value="16.4344" calcext:value-type="float">
            <text:p>16.434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64.3441" calcext:value-type="float">
            <text:p>164.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-9.7261" calcext:value-type="float">
            <text:p>-9.7261</text:p>
          </table:table-cell>
          <table:table-cell office:value-type="float" office:value="9.7261" calcext:value-type="float">
            <text:p>9.7261</text:p>
          </table:table-cell>
          <table:table-cell office:value-type="float" office:value="17.3081" calcext:value-type="float">
            <text:p>17.308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73.0813" calcext:value-type="float">
            <text:p>173.0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8.1708" calcext:value-type="float">
            <text:p>-8.1708</text:p>
          </table:table-cell>
          <table:table-cell office:value-type="float" office:value="8.1708" calcext:value-type="float">
            <text:p>8.1708</text:p>
          </table:table-cell>
          <table:table-cell office:value-type="float" office:value="18.168" calcext:value-type="float">
            <text:p>18.168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81.6799" calcext:value-type="float">
            <text:p>181.6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" calcext:value-type="float">
            <text:p>2.746</text:p>
          </table:table-cell>
          <table:table-cell office:value-type="float" office:value="-6.5132" calcext:value-type="float">
            <text:p>-6.5132</text:p>
          </table:table-cell>
          <table:table-cell office:value-type="float" office:value="6.5132" calcext:value-type="float">
            <text:p>6.5132</text:p>
          </table:table-cell>
          <table:table-cell office:value-type="float" office:value="19.0417" calcext:value-type="float">
            <text:p>19.0417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90.4172" calcext:value-type="float">
            <text:p>190.417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60_de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43.3013" calcext:value-type="float">
            <text:p>43.3013</text:p>
          </table:table-cell>
          <table:table-cell office:value-type="float" office:value="0" calcext:value-type="float">
            <text:p>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-24.9729" calcext:value-type="float">
            <text:p>-24.9729</text:p>
          </table:table-cell>
          <table:table-cell office:value-type="float" office:value="43.2543" calcext:value-type="float">
            <text:p>43.2543</text:p>
          </table:table-cell>
          <table:table-cell office:value-type="float" office:value="0.9597" calcext:value-type="float">
            <text:p>0.9597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9.5969" calcext:value-type="float">
            <text:p>9.5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-24.8787" calcext:value-type="float">
            <text:p>-24.8787</text:p>
          </table:table-cell>
          <table:table-cell office:value-type="float" office:value="43.0912" calcext:value-type="float">
            <text:p>43.0912</text:p>
          </table:table-cell>
          <table:table-cell office:value-type="float" office:value="2.0298" calcext:value-type="float">
            <text:p>2.0298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0.2978" calcext:value-type="float">
            <text:p>20.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-24.7187" calcext:value-type="float">
            <text:p>-24.7187</text:p>
          </table:table-cell>
          <table:table-cell office:value-type="float" office:value="42.814" calcext:value-type="float">
            <text:p>42.814</text:p>
          </table:table-cell>
          <table:table-cell office:value-type="float" office:value="3.0914" calcext:value-type="float">
            <text:p>3.0914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30.9138" calcext:value-type="float">
            <text:p>30.9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24.4944" calcext:value-type="float">
            <text:p>-24.4944</text:p>
          </table:table-cell>
          <table:table-cell office:value-type="float" office:value="42.4255" calcext:value-type="float">
            <text:p>42.4255</text:p>
          </table:table-cell>
          <table:table-cell office:value-type="float" office:value="4.1445" calcext:value-type="float">
            <text:p>4.144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41.4449" calcext:value-type="float">
            <text:p>41.4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24.2022" calcext:value-type="float">
            <text:p>-24.2022</text:p>
          </table:table-cell>
          <table:table-cell office:value-type="float" office:value="41.9194" calcext:value-type="float">
            <text:p>41.9194</text:p>
          </table:table-cell>
          <table:table-cell office:value-type="float" office:value="5.2061" calcext:value-type="float">
            <text:p>5.2061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52.0609" calcext:value-type="float">
            <text:p>52.0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23.8373" calcext:value-type="float">
            <text:p>-23.8373</text:p>
          </table:table-cell>
          <table:table-cell office:value-type="float" office:value="41.2875" calcext:value-type="float">
            <text:p>41.2875</text:p>
          </table:table-cell>
          <table:table-cell office:value-type="float" office:value="6.2847" calcext:value-type="float">
            <text:p>6.2847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62.8468" calcext:value-type="float">
            <text:p>62.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-23.4187" calcext:value-type="float">
            <text:p>-23.4187</text:p>
          </table:table-cell>
          <table:table-cell office:value-type="float" office:value="40.5624" calcext:value-type="float">
            <text:p>40.5624</text:p>
          </table:table-cell>
          <table:table-cell office:value-type="float" office:value="7.3293" calcext:value-type="float">
            <text:p>7.3293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73.2929" calcext:value-type="float">
            <text:p>73.2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-22.9233" calcext:value-type="float">
            <text:p>-22.9233</text:p>
          </table:table-cell>
          <table:table-cell office:value-type="float" office:value="39.7042" calcext:value-type="float">
            <text:p>39.7042</text:p>
          </table:table-cell>
          <table:table-cell office:value-type="float" office:value="8.3994" calcext:value-type="float">
            <text:p>8.3994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83.9939" calcext:value-type="float">
            <text:p>83.9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22.3698" calcext:value-type="float">
            <text:p>-22.3698</text:p>
          </table:table-cell>
          <table:table-cell office:value-type="float" office:value="38.7457" calcext:value-type="float">
            <text:p>38.7457</text:p>
          </table:table-cell>
          <table:table-cell office:value-type="float" office:value="9.4525" calcext:value-type="float">
            <text:p>9.452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94.525" calcext:value-type="float">
            <text:p>94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-21.7511" calcext:value-type="float">
            <text:p>-21.7511</text:p>
          </table:table-cell>
          <table:table-cell office:value-type="float" office:value="37.6741" calcext:value-type="float">
            <text:p>37.6741</text:p>
          </table:table-cell>
          <table:table-cell office:value-type="float" office:value="10.5056" calcext:value-type="float">
            <text:p>10.5056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05.056" calcext:value-type="float">
            <text:p>105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-21.0614" calcext:value-type="float">
            <text:p>-21.0614</text:p>
          </table:table-cell>
          <table:table-cell office:value-type="float" office:value="36.4794" calcext:value-type="float">
            <text:p>36.4794</text:p>
          </table:table-cell>
          <table:table-cell office:value-type="float" office:value="11.5672" calcext:value-type="float">
            <text:p>11.5672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15.672" calcext:value-type="float">
            <text:p>115.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-20.3052" calcext:value-type="float">
            <text:p>-20.3052</text:p>
          </table:table-cell>
          <table:table-cell office:value-type="float" office:value="35.1697" calcext:value-type="float">
            <text:p>35.1697</text:p>
          </table:table-cell>
          <table:table-cell office:value-type="float" office:value="12.6288" calcext:value-type="float">
            <text:p>12.6288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26.2881" calcext:value-type="float">
            <text:p>126.2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-19.4759" calcext:value-type="float">
            <text:p>-19.4759</text:p>
          </table:table-cell>
          <table:table-cell office:value-type="float" office:value="33.7333" calcext:value-type="float">
            <text:p>33.7333</text:p>
          </table:table-cell>
          <table:table-cell office:value-type="float" office:value="13.6989" calcext:value-type="float">
            <text:p>13.6989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36.989" calcext:value-type="float">
            <text:p>136.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-18.5792" calcext:value-type="float">
            <text:p>-18.5792</text:p>
          </table:table-cell>
          <table:table-cell office:value-type="float" office:value="32.1801" calcext:value-type="float">
            <text:p>32.1801</text:p>
          </table:table-cell>
          <table:table-cell office:value-type="float" office:value="14.769" calcext:value-type="float">
            <text:p>14.769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47.6899" calcext:value-type="float">
            <text:p>147.6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-17.6309" calcext:value-type="float">
            <text:p>-17.6309</text:p>
          </table:table-cell>
          <table:table-cell office:value-type="float" office:value="30.5375" calcext:value-type="float">
            <text:p>30.5375</text:p>
          </table:table-cell>
          <table:table-cell office:value-type="float" office:value="15.8221" calcext:value-type="float">
            <text:p>15.8221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58.221" calcext:value-type="float">
            <text:p>158.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-16.6172" calcext:value-type="float">
            <text:p>-16.6172</text:p>
          </table:table-cell>
          <table:table-cell office:value-type="float" office:value="28.7819" calcext:value-type="float">
            <text:p>28.7819</text:p>
          </table:table-cell>
          <table:table-cell office:value-type="float" office:value="16.8752" calcext:value-type="float">
            <text:p>16.8752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68.7521" calcext:value-type="float">
            <text:p>168.7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-15.5204" calcext:value-type="float">
            <text:p>-15.5204</text:p>
          </table:table-cell>
          <table:table-cell office:value-type="float" office:value="26.8821" calcext:value-type="float">
            <text:p>26.8821</text:p>
          </table:table-cell>
          <table:table-cell office:value-type="float" office:value="17.9453" calcext:value-type="float">
            <text:p>17.9453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79.453" calcext:value-type="float">
            <text:p>179.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8" calcext:value-type="float">
            <text:p>2.238</text:p>
          </table:table-cell>
          <table:table-cell office:value-type="float" office:value="-14.3656" calcext:value-type="float">
            <text:p>-14.3656</text:p>
          </table:table-cell>
          <table:table-cell office:value-type="float" office:value="24.882" calcext:value-type="float">
            <text:p>24.882</text:p>
          </table:table-cell>
          <table:table-cell office:value-type="float" office:value="19.0069" calcext:value-type="float">
            <text:p>19.0069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90.069" calcext:value-type="float">
            <text:p>19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3" calcext:value-type="float">
            <text:p>2.363</text:p>
          </table:table-cell>
          <table:table-cell office:value-type="float" office:value="-13.1445" calcext:value-type="float">
            <text:p>-13.1445</text:p>
          </table:table-cell>
          <table:table-cell office:value-type="float" office:value="22.767" calcext:value-type="float">
            <text:p>22.767</text:p>
          </table:table-cell>
          <table:table-cell office:value-type="float" office:value="20.0685" calcext:value-type="float">
            <text:p>20.068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00.6851" calcext:value-type="float">
            <text:p>200.6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-11.8571" calcext:value-type="float">
            <text:p>-11.8571</text:p>
          </table:table-cell>
          <table:table-cell office:value-type="float" office:value="20.5371" calcext:value-type="float">
            <text:p>20.5371</text:p>
          </table:table-cell>
          <table:table-cell office:value-type="float" office:value="21.1301" calcext:value-type="float">
            <text:p>21.1301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11.3011" calcext:value-type="float">
            <text:p>211.3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office:value-type="float" office:value="-10.5033" calcext:value-type="float">
            <text:p>-10.5033</text:p>
          </table:table-cell>
          <table:table-cell office:value-type="float" office:value="18.1922" calcext:value-type="float">
            <text:p>18.1922</text:p>
          </table:table-cell>
          <table:table-cell office:value-type="float" office:value="22.1917" calcext:value-type="float">
            <text:p>22.1917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21.9171" calcext:value-type="float">
            <text:p>221.9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-9.0831" calcext:value-type="float">
            <text:p>-9.0831</text:p>
          </table:table-cell>
          <table:table-cell office:value-type="float" office:value="15.7324" calcext:value-type="float">
            <text:p>15.7324</text:p>
          </table:table-cell>
          <table:table-cell office:value-type="float" office:value="23.2533" calcext:value-type="float">
            <text:p>23.2533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32.5331" calcext:value-type="float">
            <text:p>232.5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-7.6088" calcext:value-type="float">
            <text:p>-7.6088</text:p>
          </table:table-cell>
          <table:table-cell office:value-type="float" office:value="13.1788" calcext:value-type="float">
            <text:p>13.1788</text:p>
          </table:table-cell>
          <table:table-cell office:value-type="float" office:value="24.3064" calcext:value-type="float">
            <text:p>24.3064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43.0642" calcext:value-type="float">
            <text:p>243.0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9" calcext:value-type="float">
            <text:p>2.989</text:p>
          </table:table-cell>
          <table:table-cell office:value-type="float" office:value="-6.0311" calcext:value-type="float">
            <text:p>-6.0311</text:p>
          </table:table-cell>
          <table:table-cell office:value-type="float" office:value="10.4461" calcext:value-type="float">
            <text:p>10.4461</text:p>
          </table:table-cell>
          <table:table-cell office:value-type="float" office:value="25.385" calcext:value-type="float">
            <text:p>25.38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53.85" calcext:value-type="float">
            <text:p>253.8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8T05:55:45.788787619</dc:date>
    <meta:editing-duration>PT2M37S</meta:editing-duration>
    <meta:editing-cycles>1</meta:editing-cycles>
    <meta:document-statistic meta:table-count="3" meta:cell-count="693" meta:object-count="0"/>
    <meta:generator>LibreOffice/6.4.4.2$Linux_X86_64 LibreOffice_project/40$Build-2</meta:generator>
  </office:meta>
</office:document-meta>
</file>